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haoma" svg:font-family="Thaoma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style:font-name="Tahoma"/>
    </style:style>
    <style:style style:name="P2" style:family="paragraph" style:parent-style-name="List_20_Paragraph" style:list-style-name="WWNum1">
      <style:text-properties fo:color="#3465a4" loext:opacity="100%" style:font-name="Tahoma" fo:font-size="11pt" style:font-size-asian="11pt" style:font-size-complex="11pt"/>
    </style:style>
    <style:style style:name="P3" style:family="paragraph" style:parent-style-name="List_20_Paragraph">
      <style:text-properties fo:color="#3465a4" loext:opacity="100%" style:font-name="Tahoma" officeooo:rsid="0002e3d6" officeooo:paragraph-rsid="0002e3d6"/>
    </style:style>
    <style:style style:name="P4" style:family="paragraph" style:parent-style-name="List_20_Paragraph">
      <style:text-properties style:font-name="Tahoma"/>
    </style:style>
    <style:style style:name="P5" style:family="paragraph" style:parent-style-name="List_20_Paragraph">
      <style:text-properties fo:color="#3465a4" loext:opacity="100%" style:font-name="Tahoma"/>
    </style:style>
    <style:style style:name="P6" style:family="paragraph" style:parent-style-name="List_20_Paragraph">
      <style:text-properties style:font-name="Tahoma" officeooo:paragraph-rsid="0005c454"/>
    </style:style>
    <style:style style:name="P7" style:family="paragraph" style:parent-style-name="List_20_Paragraph">
      <style:text-properties fo:color="#3465a4" loext:opacity="100%" style:font-name="Tahoma" officeooo:paragraph-rsid="0005c454"/>
    </style:style>
    <style:style style:name="P8" style:family="paragraph" style:parent-style-name="List_20_Paragraph">
      <style:text-properties fo:color="#3465a4" loext:opacity="100%" style:font-name="Tahoma" officeooo:rsid="00063eb2" officeooo:paragraph-rsid="00063eb2"/>
    </style:style>
    <style:style style:name="P9" style:family="paragraph" style:parent-style-name="List_20_Paragraph">
      <style:text-properties fo:color="#3465a4" loext:opacity="100%" style:font-name="Tahoma" officeooo:rsid="00089ea4" officeooo:paragraph-rsid="00089ea4"/>
    </style:style>
    <style:style style:name="P10" style:family="paragraph" style:parent-style-name="List_20_Paragraph">
      <style:text-properties fo:color="#3465a4" loext:opacity="100%" style:font-name="Tahoma" officeooo:rsid="0008f10e" officeooo:paragraph-rsid="0008f10e"/>
    </style:style>
    <style:style style:name="P11" style:family="paragraph" style:parent-style-name="List_20_Paragraph">
      <style:text-properties fo:color="#3465a4" loext:opacity="100%" style:font-name="Tahoma" officeooo:rsid="00090a03" officeooo:paragraph-rsid="00090a03"/>
    </style:style>
    <style:style style:name="P12" style:family="paragraph" style:parent-style-name="List_20_Paragraph">
      <style:text-properties fo:color="#3465a4" loext:opacity="100%" style:font-name="Tahoma" officeooo:rsid="0009c263" officeooo:paragraph-rsid="0009c263"/>
    </style:style>
    <style:style style:name="P13" style:family="paragraph" style:parent-style-name="List_20_Paragraph">
      <style:text-properties fo:color="#3465a4" loext:opacity="100%" style:font-name="Tahoma" officeooo:rsid="000bbb0b" officeooo:paragraph-rsid="000bbb0b"/>
    </style:style>
    <style:style style:name="P14" style:family="paragraph" style:parent-style-name="List_20_Paragraph">
      <style:text-properties fo:color="#3465a4" loext:opacity="100%" style:font-name="Tahoma" officeooo:rsid="000d8466" officeooo:paragraph-rsid="000d8466"/>
    </style:style>
    <style:style style:name="P15" style:family="paragraph" style:parent-style-name="List_20_Paragraph">
      <style:text-properties fo:color="#3465a4" loext:opacity="100%" style:font-name="Tahoma" officeooo:rsid="000e6685" officeooo:paragraph-rsid="000e6685"/>
    </style:style>
    <style:style style:name="P16" style:family="paragraph" style:parent-style-name="List_20_Paragraph">
      <style:text-properties fo:color="#3465a4" loext:opacity="100%" style:font-name="Tahoma" officeooo:rsid="000ef020" officeooo:paragraph-rsid="000ef020"/>
    </style:style>
    <style:style style:name="P17" style:family="paragraph" style:parent-style-name="List_20_Paragraph">
      <style:text-properties fo:color="#3465a4" loext:opacity="100%" style:font-name="Tahoma" officeooo:rsid="000fbec5" officeooo:paragraph-rsid="000fbec5"/>
    </style:style>
    <style:style style:name="P18" style:family="paragraph" style:parent-style-name="List_20_Paragraph">
      <style:text-properties fo:color="#3465a4" loext:opacity="100%" style:font-name="Tahoma" officeooo:rsid="0012647b" officeooo:paragraph-rsid="0012647b"/>
    </style:style>
    <style:style style:name="P19" style:family="paragraph" style:parent-style-name="List_20_Paragraph">
      <style:text-properties fo:color="#3465a4" loext:opacity="100%" style:font-name="Tahoma" officeooo:rsid="0014231a" officeooo:paragraph-rsid="0014231a"/>
    </style:style>
    <style:style style:name="P20" style:family="paragraph" style:parent-style-name="List_20_Paragraph">
      <style:text-properties fo:color="#3465a4" loext:opacity="100%" style:font-name="Tahoma" officeooo:rsid="0014663b" officeooo:paragraph-rsid="0014663b"/>
    </style:style>
    <style:style style:name="P21" style:family="paragraph" style:parent-style-name="List_20_Paragraph">
      <style:text-properties style:font-name="Tahoma" officeooo:rsid="0002e3d6" officeooo:paragraph-rsid="0002e3d6"/>
    </style:style>
    <style:style style:name="P22" style:family="paragraph" style:parent-style-name="List_20_Paragraph">
      <style:text-properties fo:color="#3465a4" loext:opacity="100%" style:font-name="Tahoma" officeooo:rsid="0017598c" officeooo:paragraph-rsid="0017598c"/>
    </style:style>
    <style:style style:name="P23" style:family="paragraph" style:parent-style-name="List_20_Paragraph">
      <style:text-properties fo:color="#3465a4" loext:opacity="100%" style:font-name="Tahoma" officeooo:rsid="0017c9c3" officeooo:paragraph-rsid="0017c9c3"/>
    </style:style>
    <style:style style:name="P24" style:family="paragraph" style:parent-style-name="List_20_Paragraph" style:list-style-name="WWNum1">
      <style:text-properties style:font-name="Tahoma" officeooo:paragraph-rsid="001b156d"/>
    </style:style>
    <style:style style:name="P25" style:family="paragraph" style:parent-style-name="List_20_Paragraph">
      <style:text-properties style:font-name="Tahoma" officeooo:paragraph-rsid="0018b406"/>
    </style:style>
    <style:style style:name="P26" style:family="paragraph" style:parent-style-name="List_20_Paragraph">
      <style:text-properties fo:color="#3465a4" loext:opacity="100%" style:font-name="Tahoma" officeooo:rsid="001a5ef1" officeooo:paragraph-rsid="001a5ef1"/>
    </style:style>
    <style:style style:name="P27" style:family="paragraph" style:parent-style-name="List_20_Paragraph">
      <style:text-properties fo:color="#3465a4" loext:opacity="100%" style:font-name="Tahoma" officeooo:rsid="001b156d" officeooo:paragraph-rsid="001b156d"/>
    </style:style>
    <style:style style:name="P28" style:family="paragraph" style:parent-style-name="List_20_Paragraph">
      <style:text-properties fo:color="#3465a4" loext:opacity="100%" style:font-name="Tahoma" officeooo:rsid="001bec0e" officeooo:paragraph-rsid="001bec0e"/>
    </style:style>
    <style:style style:name="P29" style:family="paragraph" style:parent-style-name="List_20_Paragraph">
      <style:text-properties fo:color="#3465a4" loext:opacity="100%" style:font-name="Tahoma" officeooo:rsid="001c9cc3" officeooo:paragraph-rsid="001c9cc3"/>
    </style:style>
    <style:style style:name="P30" style:family="paragraph" style:parent-style-name="List_20_Paragraph">
      <style:text-properties fo:color="#3465a4" loext:opacity="100%" style:font-name="Tahoma" officeooo:rsid="001dd943" officeooo:paragraph-rsid="001dd943"/>
    </style:style>
    <style:style style:name="P31" style:family="paragraph" style:parent-style-name="List_20_Paragraph">
      <style:text-properties fo:color="#3465a4" loext:opacity="100%" style:font-name="Tahoma" officeooo:rsid="002121b5" officeooo:paragraph-rsid="002121b5"/>
    </style:style>
    <style:style style:name="P32" style:family="paragraph" style:parent-style-name="List_20_Paragraph">
      <style:text-properties fo:color="#3465a4" loext:opacity="100%" style:font-name="Tahoma" officeooo:rsid="00232dae" officeooo:paragraph-rsid="00232dae"/>
    </style:style>
    <style:style style:name="P33" style:family="paragraph" style:parent-style-name="List_20_Paragraph">
      <style:text-properties fo:color="#3465a4" loext:opacity="100%" style:font-name="Tahoma" officeooo:rsid="002601a8" officeooo:paragraph-rsid="002601a8"/>
    </style:style>
    <style:style style:name="P34" style:family="paragraph" style:parent-style-name="List_20_Paragraph">
      <style:text-properties fo:color="#3465a4" loext:opacity="100%" style:font-name="Tahoma" officeooo:rsid="00263b31" officeooo:paragraph-rsid="00263b31"/>
    </style:style>
    <style:style style:name="P35" style:family="paragraph" style:parent-style-name="List_20_Paragraph">
      <style:text-properties fo:color="#3465a4" loext:opacity="100%" style:font-name="Tahoma" officeooo:rsid="0028da9f" officeooo:paragraph-rsid="0028da9f"/>
    </style:style>
    <style:style style:name="P36" style:family="paragraph" style:parent-style-name="List_20_Paragraph">
      <style:text-properties fo:color="#3465a4" loext:opacity="100%" style:font-name="Tahoma" officeooo:rsid="002a9a2c" officeooo:paragraph-rsid="002a9a2c"/>
    </style:style>
    <style:style style:name="P37" style:family="paragraph" style:parent-style-name="List_20_Paragraph">
      <style:text-properties fo:color="#3465a4" loext:opacity="100%" style:font-name="Tahoma" officeooo:rsid="002d55a4" officeooo:paragraph-rsid="002d55a4"/>
    </style:style>
    <style:style style:name="T1" style:family="text">
      <style:text-properties style:font-name-complex="Tahoma1"/>
    </style:style>
    <style:style style:name="T2" style:family="text">
      <style:text-properties officeooo:rsid="0002764c"/>
    </style:style>
    <style:style style:name="T3" style:family="text">
      <style:text-properties fo:color="#3465a4" loext:opacity="100%" style:font-name-complex="Tahoma1"/>
    </style:style>
    <style:style style:name="T4" style:family="text">
      <style:text-properties officeooo:rsid="00089ea4"/>
    </style:style>
    <style:style style:name="T5" style:family="text">
      <style:text-properties officeooo:rsid="00110c48"/>
    </style:style>
    <style:style style:name="T6" style:family="text">
      <style:text-properties fo:color="#3465a4" loext:opacity="100%" officeooo:rsid="0018b406"/>
    </style:style>
    <style:style style:name="T7" style:family="text">
      <style:text-properties fo:color="#3465a4" loext:opacity="100%" officeooo:rsid="001b156d"/>
    </style:style>
    <style:style style:name="T8" style:family="text">
      <style:text-properties officeooo:rsid="0027f3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¿Cuál es la función principal de un chipset?</text:span></text:p>
          <text:p text:style-name="P2"><text:span text:style-name="T2">G</text:span>estiona el flujo de datos entre los componentes de una <text:span text:style-name="T2">placa base </text:span></text:p>
          <text:p text:style-name="P2"/>
        </text:list-item>
        <text:list-item>
          <text:p text:style-name="P1"><text:span text:style-name="T1">¿Cuántos chipset tienen las placas base actuales?</text:span></text:p>
        </text:list-item>
      </text:list>
      <text:p text:style-name="P3">Dos chipsets integrados</text:p>
      <text:p text:style-name="P4"/>
      <text:list text:continue-numbering="true" text:style-name="WWNum1">
        <text:list-item>
          <text:p text:style-name="P1"><text:span text:style-name="T1">¿Qué funciones han pasado de ser ejecutadas por un chipset a ser ejecutadas desde el microprocesador?</text:span></text:p>
        </text:list-item>
      </text:list>
      <text:p text:style-name="P5"><text:span text:style-name="T1"/></text:p>
      <text:p text:style-name="P4"/>
      <text:list text:continue-numbering="true" text:style-name="WWNum1">
        <text:list-item>
          <text:p text:style-name="P1"><text:span text:style-name="T1">¿Cuál es la función principal de una fuente de alimentación?</text:span></text:p>
        </text:list-item>
      </text:list>
      <text:p text:style-name="P6"><text:span text:style-name="T3">Transforma la corriente alterna de la red eléctrica en</text:span></text:p>
      <text:p text:style-name="P7"><text:span text:style-name="T1">corriente continua que es la que necesitan los ordenadores</text:span></text:p>
      <text:p text:style-name="P7"><text:span text:style-name="T1">para funcionar</text:span></text:p>
      <text:p text:style-name="P4"/>
      <text:list text:continue-numbering="true" text:style-name="WWNum1">
        <text:list-item>
          <text:p text:style-name="P1"><text:span text:style-name="T1">¿En qué ordenadores se utiliza una fuente de alimentación interna?</text:span></text:p>
        </text:list-item>
      </text:list>
      <text:p text:style-name="P8">En <text:span text:style-name="T4">ordenadores de sobremesa </text:span></text:p>
      <text:p text:style-name="P4"/>
      <text:list text:continue-numbering="true" text:style-name="WWNum1">
        <text:list-item>
          <text:p text:style-name="P1"><text:span text:style-name="T1">¿Los portátiles también disponen de una fuente de alimentación? Si es así ¿dónde está situada?</text:span></text:p>
        </text:list-item>
      </text:list>
      <text:p text:style-name="P9">Si, pero es externa</text:p>
      <text:p text:style-name="P4"/>
      <text:list text:continue-numbering="true" text:style-name="WWNum1">
        <text:list-item>
          <text:p text:style-name="P1"><text:span text:style-name="T1">¿Qué características tiene una fuente de alimentación modular?</text:span></text:p>
        </text:list-item>
      </text:list>
      <text:p text:style-name="P9">Permite que se conecten a esta los cables necesarios</text:p>
      <text:p text:style-name="P4"/>
      <text:list text:continue-numbering="true" text:style-name="WWNum1">
        <text:list-item>
          <text:p text:style-name="P1"><text:span text:style-name="T1">¿Qué conectores tiene una fuente de alimentación?</text:span></text:p>
        </text:list-item>
      </text:list>
      <text:p text:style-name="P9">ATX de 24 pines, EPS/ATX 8 pines, PCIe 6+2 pines, SATA</text:p>
      <text:p text:style-name="P4"/>
      <text:list text:continue-numbering="true" text:style-name="WWNum1">
        <text:list-item>
          <text:p text:style-name="P1"><text:span text:style-name="T1">¿Qué dispositivo se conecta al ATX de 24 pines?</text:span></text:p>
        </text:list-item>
      </text:list>
      <text:p text:style-name="P10">La placa base</text:p>
      <text:p text:style-name="P4"/>
      <text:list text:continue-numbering="true" text:style-name="WWNum1">
        <text:list-item>
          <text:p text:style-name="P1"><text:span text:style-name="T1">¿Qué dispositivo se conecta al ATX de 8 pines?</text:span></text:p>
        </text:list-item>
      </text:list>
      <text:p text:style-name="P11">El procesador</text:p>
      <text:p text:style-name="P4"/>
      <text:list text:continue-numbering="true" text:style-name="WWNum1">
        <text:list-item>
          <text:p text:style-name="P1"><text:span text:style-name="T1">¿De qué depende el modelo de fuente de alimentación elegida?</text:span></text:p>
        </text:list-item>
      </text:list>
      <text:p text:style-name="P12">De la potencia necesaria, eficiencia, factor de forma y conectores disponibles</text:p>
      <text:p text:style-name="P4"/>
      <text:list text:continue-numbering="true" text:style-name="WWNum1">
        <text:list-item>
          <text:p text:style-name="P1"><text:span text:style-name="T1">¿Cuál es la diferencia principal entre los factores de forma de los distintos modelos de placa base?</text:span></text:p>
        </text:list-item>
      </text:list>
      <text:p text:style-name="P13">El tamaño y la disposicion de componentes</text:p>
      <text:p text:style-name="P4"/>
      <text:list text:continue-numbering="true" text:style-name="WWNum1">
        <text:list-item>
          <text:p text:style-name="P1"><text:span text:style-name="T1">¿Cuál es el nombre del modelo de placa base más común?</text:span></text:p>
        </text:list-item>
      </text:list>
      <text:p text:style-name="P14">ATX</text:p>
      <text:p text:style-name="P4"/>
      <text:p text:style-name="P4"/>
      <text:p text:style-name="P4"/>
      <text:p text:style-name="P4"/>
      <text:list text:continue-numbering="true" text:style-name="WWNum1">
        <text:list-item>
          <text:p text:style-name="P1"><text:soft-page-break/><text:span text:style-name="T1">Al adquirir una carcasa ¿qué dispositivos tendrán que ser compatibles con su tamaño?</text:span></text:p>
        </text:list-item>
      </text:list>
      <text:p text:style-name="P15">Placa base, fuente de alimentación, tarjetas graficas y sistema de refrigeracion</text:p>
      <text:p text:style-name="P4"/>
      <text:p text:style-name="P4"/>
      <text:list text:continue-numbering="true" text:style-name="WWNum1">
        <text:list-item>
          <text:p text:style-name="P1"><text:span text:style-name="T1">¿Qué conectores transmiten datos entre la placa base y los distintos dispositivos?</text:span></text:p>
        </text:list-item>
      </text:list>
      <text:p text:style-name="P16">SATA, PCIe y USB</text:p>
      <text:p text:style-name="P4"/>
      <text:list text:continue-numbering="true" text:style-name="WWNum1">
        <text:list-item>
          <text:p text:style-name="P1"><text:span text:style-name="T1">¿Qué se almacena en la memoria RAM?</text:span></text:p>
        </text:list-item>
      </text:list>
      <text:p text:style-name="P17">Datos de programas de uso activo po<text:span text:style-name="T5">r</text:span> el sistema y aplicaciones</text:p>
      <text:p text:style-name="P4"/>
      <text:list text:continue-numbering="true" text:style-name="WWNum1">
        <text:list-item>
          <text:p text:style-name="P1"><text:span text:style-name="T1">¿Qué sucede con el contenido de la memoria RAM cuando se apaga el equipo?</text:span></text:p>
        </text:list-item>
      </text:list>
      <text:p text:style-name="P18">Se pierde o se borra</text:p>
      <text:p text:style-name="P4"/>
      <text:list text:continue-numbering="true" text:style-name="WWNum1">
        <text:list-item>
          <text:p text:style-name="P1"><text:span text:style-name="T1">¿Cuál es la característica principal de la memoria dinámica DRAM y para qué se utiliza?</text:span></text:p>
        </text:list-item>
      </text:list>
      <text:p text:style-name="P19">Refresco constante de carga y se usa como RAM principal</text:p>
      <text:p text:style-name="P4"/>
      <text:list text:continue-numbering="true" text:style-name="WWNum1">
        <text:list-item>
          <text:p text:style-name="P1"><text:span text:style-name="T1">¿Cuál es la principal diferencia entre la memoria RAM DIMM y la SODIMM?</text:span></text:p>
        </text:list-item>
      </text:list>
      <text:p text:style-name="P20">DIMM: Para PC´s de sobremesa</text:p>
      <text:p text:style-name="P20">SODIMM: Para portatiles</text:p>
      <text:p text:style-name="P21"/>
      <text:list text:continue-numbering="true" text:style-name="WWNum1">
        <text:list-item>
          <text:p text:style-name="P1"><text:span text:style-name="T1">¿Qué inconveniente tenían las memorias RAM DIP y por qué evolucionaron hacia SIMM o DIMM?</text:span></text:p>
        </text:list-item>
      </text:list>
      <text:p text:style-name="P22">Eran bastante dificiles de instalar y ocupaban mucho espacio</text:p>
      <text:p text:style-name="P23">Los modulos simplificaron la instalacion y aumentaron la capacidad</text:p>
      <text:p text:style-name="P4"/>
      <text:list text:continue-numbering="true" text:style-name="WWNum1">
        <text:list-item>
          <text:p text:style-name="P24"><text:span text:style-name="T1">¿Qué tipos de memoria RAM existen?</text:span></text:p>
          <text:p text:style-name="P24"><text:span text:style-name="T6">DRAM, SRAM, SDRAM, </text:span><text:span text:style-name="T7">DDR, DDR2, DDR3, DDR4, DDR5</text:span></text:p>
        </text:list-item>
      </text:list>
      <text:p text:style-name="P25"><text:span text:style-name="T6"/></text:p>
      <text:list text:continue-numbering="true" text:style-name="WWNum1">
        <text:list-item>
          <text:p text:style-name="P1"><text:span text:style-name="T1">¿Cuáles son las diferencias entre los distintos tipos?</text:span></text:p>
        </text:list-item>
      </text:list>
      <text:p text:style-name="P26">Velocidad, voltaja y ancho de banda</text:p>
      <text:p text:style-name="P4"/>
      <text:list text:continue-numbering="true" text:style-name="WWNum1">
        <text:list-item>
          <text:p text:style-name="P1"><text:span text:style-name="T1">¿Qué modelo de RAM es el que se utiliza en los ordenadores más actuales?</text:span></text:p>
        </text:list-item>
      </text:list>
      <text:p text:style-name="P27">DDR4 y DDR5</text:p>
      <text:p text:style-name="P4"/>
      <text:list text:continue-numbering="true" text:style-name="WWNum1">
        <text:list-item>
          <text:p text:style-name="P1"><text:span text:style-name="T1">¿Puedo cambiar el modelo de la memoria RAM por el que yo quiera?</text:span></text:p>
        </text:list-item>
      </text:list>
      <text:p text:style-name="P28">No, eso depende del tipo que sea soportado por la placa base</text:p>
      <text:p text:style-name="P4"/>
      <text:list text:continue-numbering="true" text:style-name="WWNum1">
        <text:list-item>
          <text:p text:style-name="P1"><text:span text:style-name="T1">¿En qué parte de la placa base se inserta la CPU o microprocesador?</text:span></text:p>
        </text:list-item>
      </text:list>
      <text:p text:style-name="P29">En el zockalo</text:p>
      <text:p text:style-name="P4"/>
      <text:list text:continue-numbering="true" text:style-name="WWNum1">
        <text:list-item>
          <text:p text:style-name="P1"><text:span text:style-name="T1">¿Qué sistemas de ventilación se pueden añadir sobre la CPU?</text:span></text:p>
        </text:list-item>
      </text:list>
      <text:p text:style-name="P30">El disipador y la refrigeracion liquida</text:p>
      <text:p text:style-name="P30"/>
      <text:p text:style-name="P30"/>
      <text:p text:style-name="P4"/>
      <text:list text:continue-numbering="true" text:style-name="WWNum1">
        <text:list-item>
          <text:p text:style-name="P1"><text:soft-page-break/><text:span text:style-name="T1">¿Por qué es necesario añadir un sistema de ventilación sobre la CPU?</text:span></text:p>
        </text:list-item>
      </text:list>
      <text:p text:style-name="P31">Para disipar el calor generado</text:p>
      <text:p text:style-name="P4"/>
      <text:list text:continue-numbering="true" text:style-name="WWNum1">
        <text:list-item>
          <text:p text:style-name="P1"><text:span text:style-name="T1">¿Cuáles son los dos principales fabricantes de microprocesadores?</text:span></text:p>
        </text:list-item>
      </text:list>
      <text:p text:style-name="P32">Intel y AMD</text:p>
      <text:p text:style-name="P5"/>
      <text:list text:continue-numbering="true" text:style-name="WWNum1">
        <text:list-item>
          <text:p text:style-name="P1"><text:span text:style-name="T1">¿En qué se basan las técnicas de Overclocking y Underclocking en cuanto al funcionamiento de la CPU?</text:span></text:p>
        </text:list-item>
      </text:list>
      <text:p text:style-name="P33">Overclocking: Aumentar la frecuencia para mas rendmiento</text:p>
      <text:p text:style-name="P34">Underclocking: <text:span text:style-name="T8">Reducir la frecuencia para ahorrar energia y reducir la temperatura</text:span></text:p>
      <text:p text:style-name="P4"/>
      <text:list text:continue-numbering="true" text:style-name="WWNum1">
        <text:list-item>
          <text:p text:style-name="P1"><text:span text:style-name="T1">¿Qué unidad de medida se utiliza para medir la frecuencia de la CPU?</text:span></text:p>
        </text:list-item>
      </text:list>
      <text:p text:style-name="P35">Gigahercios</text:p>
      <text:p text:style-name="P4"/>
      <text:list text:continue-numbering="true" text:style-name="WWNum1">
        <text:list-item>
          <text:p text:style-name="P1"><text:span text:style-name="T1">¿Qué implica que la CPU tenga varios cores o núcleos?</text:span></text:p>
        </text:list-item>
      </text:list>
      <text:p text:style-name="P36">Para ejecutar multiples tareas simultaniamente</text:p>
      <text:p text:style-name="P4"/>
      <text:list text:continue-numbering="true" text:style-name="WWNum1">
        <text:list-item>
          <text:p text:style-name="P1"><text:span text:style-name="T1">¿Dónde se localiza la memoria caché?</text:span></text:p>
        </text:list-item>
      </text:list>
      <text:p text:style-name="P37">Dentro del procesador</text:p>
      <text:p text:style-name="P4"/>
      <text:list text:continue-numbering="true" text:style-name="WWNum1">
        <text:list-item>
          <text:p text:style-name="P1"><text:span text:style-name="T1">¿Cuáles son las principales características de la memoria caché?</text:span></text:p>
        </text:list-item>
      </text:list>
      <text:p text:style-name="P5">Muy rápida, almacena datos frecuentes</text:p>
      <text:p text:style-name="P4"/>
      <text:list text:continue-numbering="true" text:style-name="WWNum1">
        <text:list-item>
          <text:p text:style-name="P1"><text:span text:style-name="T1">¿Por qué un procesador de 64 bits es más rápido que uno de 32 bits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Tengo que tener en cuenta si mi procesador es de 32 o de 64 bits a la hora de instalar el SO o las aplicaciones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Cuál es la principal diferencia entre una memoria RAM y una memoria auxiliar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Qué tipos de memorias auxiliares existen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Qué dos tipos de discos duros existen? Describe las principales características de cada uno de ellos.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Es lo mismo la redundancia que realizar copias de seguridad diarias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Cuál es la principal funcionalidad de un raid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Cuál es el significado de las iniciales GPU y cuál es su función?</text:span></text:p>
        </text:list-item>
      </text:list>
      <text:p text:style-name="P4"><text:soft-page-break/></text:p>
      <text:p text:style-name="P4"/>
      <text:list text:continue-numbering="true" text:style-name="WWNum1">
        <text:list-item>
          <text:p text:style-name="P1"><text:span text:style-name="T1">¿Qué puertos de salida puede utilizar una tarjeta gráfica?</text:span></text:p>
          <text:p text:style-name="P1"><text:span text:style-name="T1"/></text:p>
        </text:list-item>
      </text:list>
      <text:p text:style-name="P4"/>
      <text:list text:continue-numbering="true" text:style-name="WWNum1">
        <text:list-item>
          <text:p text:style-name="P1"><text:span text:style-name="T1">¿Cuál es la principal función de las ranuras de expansión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Qué dispositivos se podrían insertar en una ranura de expansión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Qué tengo que tener en cuenta a la hora de elegir una tarjeta de expansión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La intrusión de polvo en el interior del equipo ¿puede afectar al rendimiento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Para qué sirve un SAI?</text:span></text:p>
        </text:list-item>
      </text:list>
      <text:p text:style-name="P4"/>
      <text:p text:style-name="P4"/>
      <text:list text:continue-numbering="true" text:style-name="WWNum1">
        <text:list-item>
          <text:p text:style-name="P1"><text:span text:style-name="T1">¿Cuál es la función de la pasta térmica y dónde se coloca?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haoma" svg:font-family="Thaoma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61</meta:editing-cycles>
    <meta:creation-date>2025-04-25T06:30:00</meta:creation-date>
    <dc:date>2025-04-29T17:16:26.757000000</dc:date>
    <meta:editing-duration>PT5H46M52S</meta:editing-duration>
    <meta:generator>LibreOffice/24.8.0.3$Windows_X86_64 LibreOffice_project/0bdf1299c94fe897b119f97f3c613e9dca6be583</meta:generator>
    <meta:document-statistic meta:table-count="0" meta:image-count="0" meta:object-count="0" meta:page-count="4" meta:paragraph-count="85" meta:word-count="826" meta:character-count="4717" meta:non-whitespace-character-count="4022"/>
    <meta:user-defined meta:name="AppVersion">16.0000</meta:user-defined>
    <meta:template xlink:type="simple" xlink:actuate="onRequest" xlink:title="Normal.dotm" xlink:href=""/>
  </office:meta>
</office:document-meta>
</file>